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wrap-option="wrap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>
      <style:text-properties fo:color="#839496" style:text-outline="false" style:text-line-through-style="none" style:text-line-through-type="none" style:font-name="Segoe UI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Energie peaks Na22 Spektrum</text:p>
          </table:table-cell>
          <table:table-cell table:number-columns-repeated="2"/>
          <table:table-cell office:value-type="string" calcext:value-type="string">
            <text:p>Energie peaks Na22 Spektrum</text:p>
          </table:table-cell>
          <table:table-cell table:number-columns-repeated="10"/>
        </table:table-row>
        <table:table-row table:style-name="ro1"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274.5" calcext:value-type="float">
            <text:p>1274,5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ugehörige Channels</text:p>
          </table:table-cell>
          <table:table-cell table:number-columns-repeated="2"/>
          <table:table-cell office:value-type="string" calcext:value-type="string">
            <text:p>Zugehörige Channels</text:p>
          </table:table-cell>
          <table:table-cell table:number-columns-repeated="10"/>
        </table:table-row>
        <table:table-row table:style-name="ro1">
          <table:table-cell office:value-type="float" office:value="6931.287949" calcext:value-type="float">
            <text:p>6931,287949</text:p>
          </table:table-cell>
          <table:table-cell office:value-type="float" office:value="2863.463407" calcext:value-type="float">
            <text:p>2863,463407</text:p>
          </table:table-cell>
          <table:table-cell/>
          <table:table-cell office:value-type="float" office:value="7502.83" calcext:value-type="float">
            <text:p>7502,83</text:p>
          </table:table-cell>
          <table:table-cell office:value-type="float" office:value="3008.17" calcext:value-type="float">
            <text:p>3008,17</text:p>
          </table:table-cell>
          <table:table-cell table:number-columns-repeated="3"/>
          <table:table-cell office:value-type="float" office:value="378.1656" calcext:value-type="float">
            <text:p>378,1656</text:p>
          </table:table-cell>
          <table:table-cell table:style-name="ce5" office:value-type="float" office:value="0.107399" calcext:value-type="float">
            <text:p>0,107399</text:p>
          </table:table-cell>
          <table:table-cell table:number-columns-repeated="3"/>
          <table:table-cell table:formula="of:=[.I10]*[.$A$18]+[.$B$18]" office:value-type="float" office:value="44.5283378000476" calcext:value-type="float">
            <text:p>44,5283378000476</text:p>
          </table:table-cell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 table:number-columns-repeated="10"/>
        </table:table-row>
        <table:table-row table:style-name="ro1">
          <table:table-cell office:value-type="float" office:value="1.52246" calcext:value-type="float">
            <text:p>1,52246</text:p>
          </table:table-cell>
          <table:table-cell office:value-type="float" office:value="0.403139" calcext:value-type="float">
            <text:p>0,403139</text:p>
          </table:table-cell>
          <table:table-cell/>
          <table:table-cell office:value-type="float" office:value="0.0359876" calcext:value-type="float">
            <text:p>0,0359876</text:p>
          </table:table-cell>
          <table:table-cell office:value-type="float" office:value="0.0221778" calcext:value-type="float">
            <text:p>0,022177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float" office:value="190.4308" calcext:value-type="float">
            <text:p>190,4308</text:p>
          </table:table-cell>
          <table:table-cell table:style-name="ce5" office:value-type="float" office:value="0.307133" calcext:value-type="float">
            <text:p>0,307133</text:p>
          </table:table-cell>
          <table:table-cell table:number-columns-repeated="3"/>
          <table:table-cell table:formula="of:=[.I14]*[.$A$18]+[.$B$18]" office:value-type="float" office:value="9.29193113597665" calcext:value-type="float">
            <text:p>9,29193113597665</text:p>
          </table:table-cell>
        </table:table-row>
        <table:table-row table:style-name="ro1">
          <table:table-cell table:number-columns-repeated="8"/>
          <table:table-cell office:value-type="float" office:value="135.487" calcext:value-type="float">
            <text:p>135,487</text:p>
          </table:table-cell>
          <table:table-cell table:style-name="ce5" office:value-type="float" office:value="0.190155" calcext:value-type="float">
            <text:p>0,190155</text:p>
          </table:table-cell>
          <table:table-cell table:number-columns-repeated="3"/>
          <table:table-cell table:formula="of:=[.I15]*[.$A$18]+[.$B$18]" office:value-type="float" office:value="-1.02060591346426" calcext:value-type="float">
            <text:p>-1,02060591346426</text:p>
          </table:table-cell>
        </table:table-row>
        <table:table-row table:style-name="ro1">
          <table:table-cell table:number-columns-repeated="8"/>
          <table:table-cell office:value-type="float" office:value="109.9967" calcext:value-type="float">
            <text:p>109,9967</text:p>
          </table:table-cell>
          <table:table-cell table:style-name="ce5" office:value-type="float" office:value="0.101351" calcext:value-type="float">
            <text:p>0,101351</text:p>
          </table:table-cell>
          <table:table-cell table:number-columns-repeated="3"/>
          <table:table-cell table:formula="of:=[.I16]*[.$A$18]+[.$B$18]" office:value-type="float" office:value="-5.80494305707944" calcext:value-type="float">
            <text:p>-5,804943057079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_0</text:p>
          </table:table-cell>
          <table:table-cell table:number-columns-repeated="9"/>
        </table:table-row>
        <table:table-row table:style-name="ro1">
          <table:table-cell table:formula="of:=([.A8]-[.B8])/([.A10]-[.B10])" office:value-type="float" office:value="0.187692461195638" calcext:value-type="float">
            <text:p>0,187692461195638</text:p>
          </table:table-cell>
          <table:table-cell table:formula="of:=[.A8]-[.A18]*[.A10]" office:value-type="float" office:value="-26.4504944034777" calcext:value-type="float">
            <text:p>-26,4504944034777</text:p>
          </table:table-cell>
          <table:table-cell/>
          <table:table-cell table:formula="of:=([.D8]-[.E8])/([.D10]-[.E10])" office:value-type="float" office:value="0.16986824364913" calcext:value-type="float">
            <text:p>0,16986824364913</text:p>
          </table:table-cell>
          <table:table-cell table:formula="of:=[.D8]-[.D18]*[.D10]" office:value-type="float" office:value="0.00744550199556215" calcext:value-type="float">
            <text:p>0,007445501995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s.</text:p>
          </table:table-cell>
          <table:table-cell table:number-columns-repeated="2"/>
          <table:table-cell office:value-type="string" calcext:value-type="string">
            <text:p>Uns.</text:p>
          </table:table-cell>
          <table:table-cell table:number-columns-repeated="10"/>
        </table:table-row>
        <table:table-row table:style-name="ro1">
          <table:table-cell table:formula="of:=[.A18]/([.A10]-[.B10])*SQRT(SUMSQ([.A12];[.B12]))" office:value-type="float" office:value="0.0000726684606102287" calcext:value-type="float">
            <text:p>7,26684606102287E-05</text:p>
          </table:table-cell>
          <table:table-cell table:formula="of:=SQRT(SUMSQ([.A20]*[.A10];[.A12]*[.A18]))" office:value-type="float" office:value="0.579098533711194" calcext:value-type="float">
            <text:p>0,579098533711194</text:p>
          </table:table-cell>
          <table:table-cell/>
          <table:table-cell table:style-name="ce2" table:formula="of:=[.D18]/([.D10]-[.E10])*SQRT(SUMSQ([.D12];[.E12]))" office:value-type="float" office:value="0.00000159761831398175" calcext:value-type="float">
            <text:p>1,59761831398175E-06</text:p>
          </table:table-cell>
          <table:table-cell table:formula="of:=SQRT(SUMSQ([.D20]*[.D10];[.D12]*[.D18]))" office:value-type="float" office:value="0.0134555041756568" calcext:value-type="float">
            <text:p>0,013455504175657</text:p>
          </table:table-cell>
          <table:table-cell table:number-columns-repeated="9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4"/>
          <table:table-cell table:number-columns-repeated="8"/>
        </table:table-row>
      </table:table>
      <table:named-expressions>
        <table:named-expression table:name="varE_0sz" table:base-cell-address="$Tabelle1.$A$1" table:expression="['file:///C:/Users/nils/Praktikum/Detektoren/Mappe1.xlsx'#$Tabelle1.$A$9]"/>
        <table:named-expression table:name="varmsz" table:base-cell-address="$Tabelle1.$A$1" table:expression="['file:///C:/Users/nils/Praktikum/Detektoren/Mappe1.xlsx'#$Tabelle1.$A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.00.0000</text:date>, <text:time style:data-style-name="N2" text:time-value="13:44:02.8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20:03:31.525000000</meta:creation-date>
    <dc:date>2019-06-26T14:07:15.809000000</dc:date>
    <meta:editing-duration>PT8H46M19S</meta:editing-duration>
    <meta:editing-cycles>13</meta:editing-cycles>
    <meta:generator>LibreOffice/6.0.3.2$Windows_X86_64 LibreOffice_project/8f48d515416608e3a835360314dac7e47fd0b821</meta:generator>
    <meta:document-statistic meta:table-count="1" meta:cell-count="44" meta:object-count="0"/>
    <meta:user-defined meta:name="qrichtext">1</meta:user-defined>
  </office:meta>
</office:document-meta>
</file>